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esign-parking-system/" text:style-name="Internet_20_link" text:visited-style-name="Visited_20_Internet_20_Link"><text:span text:style-name="T1">1603. Design Parking System</text:span></text:a></text:p>
      <text:section text:style-name="Sect1" text:name="headlessui-popover-button-:r17:">
        <text:p text:style-name="Standard"/>
      </text:section>
      <text:section text:style-name="Sect1" text:name="headlessui-popover-button-:rt:">
        <text:p text:style-name="Standard"/>
      </text:section>
      <text:p text:style-name="P4">Easy</text:p>
      <text:p text:style-name="P4">1.8K</text:p>
      <text:p text:style-name="P4">434</text:p>
      <text:section text:style-name="Sect1" text:name="headlessui-popover-button-:r11:">
        <text:p text:style-name="Standard"/>
      </text:section>
      <text:section text:style-name="Sect1" text:name="headlessui-popover-button-:r13:">
        <text:p text:style-name="Standard"/>
      </text:section>
      <text:p text:style-name="P5">Companies</text:p>
      <text:p text:style-name="P6">Design a parking system for a parking lot. The parking lot has three kinds of parking spaces: big, medium, and small, with a fixed number of slots for each size.</text:p>
      <text:p text:style-name="P7"><text:span text:style-name="T1">Implement the </text:span><text:span text:style-name="Source_20_Text"><text:span text:style-name="T2">ParkingSystem</text:span></text:span><text:span text:style-name="T1"> class:</text:span></text:p>
      <text:list xml:id="list3942062252" text:style-name="L1">
        <text:list-item>
          <text:p text:style-name="P8"><text:span text:style-name="Source_20_Text"><text:span text:style-name="T2">ParkingSystem(int big, int medium, int small)</text:span></text:span><text:span text:style-name="T1"> Initializes object of the </text:span><text:span text:style-name="Source_20_Text"><text:span text:style-name="T2">ParkingSystem</text:span></text:span><text:span text:style-name="T1"> class. The number of slots for each parking space are given as part of the constructor.</text:span></text:p>
        </text:list-item>
        <text:list-item>
          <text:p text:style-name="P9"><text:span text:style-name="Source_20_Text"><text:span text:style-name="T2">bool addCar(int carType)</text:span></text:span><text:span text:style-name="T1"> Checks whether there is a parking space of </text:span><text:span text:style-name="Source_20_Text"><text:span text:style-name="T2">carType</text:span></text:span><text:span text:style-name="T1"> for the car that wants to get into the parking lot. </text:span><text:span text:style-name="Source_20_Text"><text:span text:style-name="T2">carType</text:span></text:span><text:span text:style-name="T1"> can be of three kinds: big, medium, or small, which are represented by </text:span><text:span text:style-name="Source_20_Text"><text:span text:style-name="T2">1</text:span></text:span><text:span text:style-name="T1">, </text:span><text:span text:style-name="Source_20_Text"><text:span text:style-name="T2">2</text:span></text:span><text:span text:style-name="T1">, and </text:span><text:span text:style-name="Source_20_Text"><text:span text:style-name="T2">3</text:span></text:span><text:span text:style-name="T1"> respectively. </text:span><text:span text:style-name="Strong_20_Emphasis"><text:span text:style-name="T1">A car can only park in a parking space of its </text:span></text:span><text:span text:style-name="Source_20_Text"><text:span text:style-name="T2">carType</text:span></text:span><text:span text:style-name="T1">. If there is no space available, return </text:span><text:span text:style-name="Source_20_Text"><text:span text:style-name="T2">false</text:span></text:span><text:span text:style-name="T1">, else park the car in that size space and return </text:span><text:span text:style-name="Source_20_Text"><text:span text:style-name="T2">true</text:span></text:span><text:span text:style-name="T1">.</text:span></text:p>
        </text:list-item>
      </text:list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</text:span></text:span></text:p>
      <text:p text:style-name="P2">["ParkingSystem", "addCar", "addCar", "addCar", "addCar"]</text:p>
      <text:p text:style-name="P2">[[1, 1, 0], [1], [2], [3], [1]]</text:p>
      <text:p text:style-name="P3"><text:span text:style-name="Strong_20_Emphasis"><text:span text:style-name="T1">Output</text:span></text:span></text:p>
      <text:p text:style-name="P2">[null, true, true, false, false]</text:p>
      <text:p text:style-name="P3"/>
      <text:p text:style-name="P3"><text:span text:style-name="Strong_20_Emphasis"><text:span text:style-name="T1">Explanation</text:span></text:span></text:p>
      <text:p text:style-name="P2">ParkingSystem parkingSystem = new ParkingSystem(1, 1, 0);</text:p>
      <text:p text:style-name="P2">parkingSystem.addCar(1); // return true because there is 1 available slot for a big car</text:p>
      <text:p text:style-name="P2">parkingSystem.addCar(2); // return true because there is 1 available slot for a medium car</text:p>
      <text:p text:style-name="P2">parkingSystem.addCar(3); // return false because there is no available slot for a small car</text:p>
      <text:p text:style-name="P1">parkingSystem.addCar(1); // return false because there is no available slot for a big car. It is already occupied.</text:p>
      <text:p text:style-name="P6"> </text:p>
      <text:p text:style-name="P7"><text:span text:style-name="Strong_20_Emphasis"><text:span text:style-name="T1">Constraints:</text:span></text:span></text:p>
      <text:list xml:id="list4229115543" text:style-name="L2">
        <text:list-item>
          <text:p text:style-name="P10"><text:span text:style-name="Source_20_Text"><text:span text:style-name="T2">0 &lt;= big, medium, small &lt;= 1000</text:span></text:span></text:p>
        </text:list-item>
        <text:list-item>
          <text:p text:style-name="P10"><text:soft-page-break/><text:span text:style-name="Source_20_Text"><text:span text:style-name="T2">carType</text:span></text:span><text:span text:style-name="T1"> is </text:span><text:span text:style-name="Source_20_Text"><text:span text:style-name="T2">1</text:span></text:span><text:span text:style-name="T1">, </text:span><text:span text:style-name="Source_20_Text"><text:span text:style-name="T2">2</text:span></text:span><text:span text:style-name="T1">, or </text:span><text:span text:style-name="Source_20_Text"><text:span text:style-name="T2">3</text:span></text:span></text:p>
        </text:list-item>
        <text:list-item>
          <text:p text:style-name="P11"><text:span text:style-name="T1">At most </text:span><text:span text:style-name="Source_20_Text"><text:span text:style-name="T2">1000</text:span></text:span><text:span text:style-name="T1"> calls will be made to </text:span><text:span text:style-name="Source_20_Text"><text:span text:style-name="T2">addCar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08:14:09.615000000</dc:date>
    <meta:editing-duration>PT12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7" meta:word-count="259" meta:character-count="1505" meta:non-whitespace-character-count="1274"/>
  </office:meta>
</office:document-meta>
</file>